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B00000041ADA9ABB35DB4DFA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11mm" svg:y="-0.26mm" svg:width="20mm" svg:height="9.37mm" draw:z-index="0"><draw:image xlink:href="Pictures/10000201000008B00000041ADA9ABB35DB4DFABE.png" xlink:type="simple" xlink:show="embed" xlink:actuate="onLoad" loext:mime-type="image/png"/></draw:frame><draw:frame draw:style-name="fr1" draw:name="Image2" text:anchor-type="paragraph" svg:x="0.42mm" svg:y="11.54mm" svg:width="24.99mm" svg:height="11.5mm" draw:z-index="1"><draw:image xlink:href="Pictures/10000201000008B00000041ADA9ABB35DB4DFABE.png" xlink:type="simple" xlink:show="embed" xlink:actuate="onLoad" loext:mime-type="image/png"/></draw:frame><draw:frame draw:style-name="fr1" draw:name="Image3" text:anchor-type="paragraph" svg:x="1.48mm" svg:y="25.14mm" svg:width="30mm" svg:height="13.76mm" draw:z-index="2"><draw:image xlink:href="Pictures/10000201000008B00000041ADA9ABB35DB4DFABE.png" xlink:type="simple" xlink:show="embed" xlink:actuate="onLoad" loext:mime-type="image/png"/></draw:frame><draw:frame draw:style-name="fr1" draw:name="Image4" text:anchor-type="paragraph" svg:x="2.01mm" svg:y="43.39mm" svg:width="35mm" svg:height="15.84mm" draw:z-index="3"><draw:image xlink:href="Pictures/10000201000008B00000041ADA9ABB35DB4DFABE.png" xlink:type="simple" xlink:show="embed" xlink:actuate="onLoad" loext:mime-type="image/png"/></draw:frame><draw:frame draw:style-name="fr1" draw:name="Image7" text:anchor-type="paragraph" svg:x="19.88mm" svg:y="-0.26mm" svg:width="20mm" svg:height="9.37mm" draw:z-index="6"><draw:image xlink:href="Pictures/10000201000008B00000041ADA9ABB35DB4DFABE.png" xlink:type="simple" xlink:show="embed" xlink:actuate="onLoad" loext:mime-type="image/png"/></draw:frame><draw:frame draw:style-name="fr1" draw:name="Image8" text:anchor-type="paragraph" svg:x="39.86mm" svg:y="-0.26mm" svg:width="20mm" svg:height="9.37mm" draw:z-index="7"><draw:image xlink:href="Pictures/10000201000008B00000041ADA9ABB35DB4DFABE.png" xlink:type="simple" xlink:show="embed" xlink:actuate="onLoad" loext:mime-type="image/png"/></draw:frame><draw:frame draw:style-name="fr1" draw:name="Image9" text:anchor-type="paragraph" svg:x="59.85mm" svg:y="-0.26mm" svg:width="20mm" svg:height="9.37mm" draw:z-index="8"><draw:image xlink:href="Pictures/10000201000008B00000041ADA9ABB35DB4DFABE.png" xlink:type="simple" xlink:show="embed" xlink:actuate="onLoad" loext:mime-type="image/png"/></draw:frame><draw:frame draw:style-name="fr1" draw:name="Image10" text:anchor-type="paragraph" svg:x="79.83mm" svg:y="-0.26mm" svg:width="20mm" svg:height="9.37mm" draw:z-index="9"><draw:image xlink:href="Pictures/10000201000008B00000041ADA9ABB35DB4DFABE.png" xlink:type="simple" xlink:show="embed" xlink:actuate="onLoad" loext:mime-type="image/png"/></draw:frame><draw:frame draw:style-name="fr1" draw:name="Image11" text:anchor-type="paragraph" svg:x="99.82mm" svg:y="-0.26mm" svg:width="20mm" svg:height="9.37mm" draw:z-index="10"><draw:image xlink:href="Pictures/10000201000008B00000041ADA9ABB35DB4DFABE.png" xlink:type="simple" xlink:show="embed" xlink:actuate="onLoad" loext:mime-type="image/png"/></draw:frame><draw:frame draw:style-name="fr1" draw:name="Image12" text:anchor-type="paragraph" svg:x="119.8mm" svg:y="-0.26mm" svg:width="20mm" svg:height="9.37mm" draw:z-index="11"><draw:image xlink:href="Pictures/10000201000008B00000041ADA9ABB35DB4DFABE.png" xlink:type="simple" xlink:show="embed" xlink:actuate="onLoad" loext:mime-type="image/png"/></draw:frame><draw:frame draw:style-name="fr1" draw:name="Image13" text:anchor-type="paragraph" svg:x="139.79mm" svg:y="-0.26mm" svg:width="20mm" svg:height="9.37mm" draw:z-index="12"><draw:image xlink:href="Pictures/10000201000008B00000041ADA9ABB35DB4DFABE.png" xlink:type="simple" xlink:show="embed" xlink:actuate="onLoad" loext:mime-type="image/png"/></draw:frame><draw:frame draw:style-name="fr1" draw:name="Image14" text:anchor-type="paragraph" svg:x="159.77mm" svg:y="-0.26mm" svg:width="20mm" svg:height="9.37mm" draw:z-index="13"><draw:image xlink:href="Pictures/10000201000008B00000041ADA9ABB35DB4DFABE.png" xlink:type="simple" xlink:show="embed" xlink:actuate="onLoad" loext:mime-type="image/png"/></draw:frame><draw:frame draw:style-name="fr1" draw:name="Image6" text:anchor-type="paragraph" svg:x="25.4mm" svg:y="11.54mm" svg:width="24.99mm" svg:height="11.5mm" draw:z-index="5"><draw:image xlink:href="Pictures/10000201000008B00000041ADA9ABB35DB4DFABE.png" xlink:type="simple" xlink:show="embed" xlink:actuate="onLoad" loext:mime-type="image/png"/></draw:frame><draw:frame draw:style-name="fr1" draw:name="Image15" text:anchor-type="paragraph" svg:x="50.38mm" svg:y="11.54mm" svg:width="24.99mm" svg:height="11.5mm" draw:z-index="14"><draw:image xlink:href="Pictures/10000201000008B00000041ADA9ABB35DB4DFABE.png" xlink:type="simple" xlink:show="embed" xlink:actuate="onLoad" loext:mime-type="image/png"/></draw:frame><draw:frame draw:style-name="fr1" draw:name="Image16" text:anchor-type="paragraph" svg:x="75.35mm" svg:y="11.54mm" svg:width="24.99mm" svg:height="11.5mm" draw:z-index="15"><draw:image xlink:href="Pictures/10000201000008B00000041ADA9ABB35DB4DFABE.png" xlink:type="simple" xlink:show="embed" xlink:actuate="onLoad" loext:mime-type="image/png"/></draw:frame><draw:frame draw:style-name="fr1" draw:name="Image17" text:anchor-type="paragraph" svg:x="100.33mm" svg:y="11.54mm" svg:width="24.99mm" svg:height="11.5mm" draw:z-index="16"><draw:image xlink:href="Pictures/10000201000008B00000041ADA9ABB35DB4DFABE.png" xlink:type="simple" xlink:show="embed" xlink:actuate="onLoad" loext:mime-type="image/png"/></draw:frame><draw:frame draw:style-name="fr1" draw:name="Image18" text:anchor-type="paragraph" svg:x="125.31mm" svg:y="11.54mm" svg:width="24.99mm" svg:height="11.5mm" draw:z-index="17"><draw:image xlink:href="Pictures/10000201000008B00000041ADA9ABB35DB4DFABE.png" xlink:type="simple" xlink:show="embed" xlink:actuate="onLoad" loext:mime-type="image/png"/></draw:frame><draw:frame draw:style-name="fr1" draw:name="Image19" text:anchor-type="paragraph" svg:x="150.28mm" svg:y="11.54mm" svg:width="24.99mm" svg:height="11.5mm" draw:z-index="18"><draw:image xlink:href="Pictures/10000201000008B00000041ADA9ABB35DB4DFABE.png" xlink:type="simple" xlink:show="embed" xlink:actuate="onLoad" loext:mime-type="image/png"/></draw:frame><draw:frame draw:style-name="fr1" draw:name="Image20" text:anchor-type="paragraph" svg:x="31.47mm" svg:y="25.14mm" svg:width="30mm" svg:height="13.76mm" draw:z-index="19"><draw:image xlink:href="Pictures/10000201000008B00000041ADA9ABB35DB4DFABE.png" xlink:type="simple" xlink:show="embed" xlink:actuate="onLoad" loext:mime-type="image/png"/></draw:frame><draw:frame draw:style-name="fr1" draw:name="Image21" text:anchor-type="paragraph" svg:x="61.45mm" svg:y="25.14mm" svg:width="30mm" svg:height="13.76mm" draw:z-index="20"><draw:image xlink:href="Pictures/10000201000008B00000041ADA9ABB35DB4DFABE.png" xlink:type="simple" xlink:show="embed" xlink:actuate="onLoad" loext:mime-type="image/png"/></draw:frame><draw:frame draw:style-name="fr1" draw:name="Image22" text:anchor-type="paragraph" svg:x="91.44mm" svg:y="25.14mm" svg:width="30mm" svg:height="13.76mm" draw:z-index="21"><draw:image xlink:href="Pictures/10000201000008B00000041ADA9ABB35DB4DFABE.png" xlink:type="simple" xlink:show="embed" xlink:actuate="onLoad" loext:mime-type="image/png"/></draw:frame><draw:frame draw:style-name="fr1" draw:name="Image23" text:anchor-type="paragraph" svg:x="121.43mm" svg:y="25.14mm" svg:width="30mm" svg:height="13.76mm" draw:z-index="22"><draw:image xlink:href="Pictures/10000201000008B00000041ADA9ABB35DB4DFABE.png" xlink:type="simple" xlink:show="embed" xlink:actuate="onLoad" loext:mime-type="image/png"/></draw:frame><draw:frame draw:style-name="fr1" draw:name="Image24" text:anchor-type="paragraph" svg:x="151.41mm" svg:y="25.14mm" svg:width="30mm" svg:height="13.76mm" draw:z-index="23"><draw:image xlink:href="Pictures/10000201000008B00000041ADA9ABB35DB4DFABE.png" xlink:type="simple" xlink:show="embed" xlink:actuate="onLoad" loext:mime-type="image/png"/></draw:frame><draw:frame draw:style-name="fr1" draw:name="Image25" text:anchor-type="paragraph" svg:x="36.99mm" svg:y="43.39mm" svg:width="35mm" svg:height="15.84mm" draw:z-index="24"><draw:image xlink:href="Pictures/10000201000008B00000041ADA9ABB35DB4DFABE.png" xlink:type="simple" xlink:show="embed" xlink:actuate="onLoad" loext:mime-type="image/png"/></draw:frame><draw:frame draw:style-name="fr1" draw:name="Image26" text:anchor-type="paragraph" svg:x="71.97mm" svg:y="43.39mm" svg:width="35mm" svg:height="15.84mm" draw:z-index="25"><draw:image xlink:href="Pictures/10000201000008B00000041ADA9ABB35DB4DFABE.png" xlink:type="simple" xlink:show="embed" xlink:actuate="onLoad" loext:mime-type="image/png"/></draw:frame><draw:frame draw:style-name="fr1" draw:name="Image27" text:anchor-type="paragraph" svg:x="106.94mm" svg:y="43.39mm" svg:width="35mm" svg:height="15.84mm" draw:z-index="26"><draw:image xlink:href="Pictures/10000201000008B00000041ADA9ABB35DB4DFABE.png" xlink:type="simple" xlink:show="embed" xlink:actuate="onLoad" loext:mime-type="image/png"/></draw:frame><draw:frame draw:style-name="fr1" draw:name="Image28" text:anchor-type="paragraph" svg:x="141.92mm" svg:y="43.39mm" svg:width="35mm" svg:height="15.84mm" draw:z-index="27"><draw:image xlink:href="Pictures/10000201000008B00000041ADA9ABB35DB4DFABE.png" xlink:type="simple" xlink:show="embed" xlink:actuate="onLoad" loext:mime-type="image/png"/></draw:frame><draw:frame draw:style-name="fr1" draw:name="Image5" text:anchor-type="paragraph" svg:x="2.54mm" svg:y="61.91mm" svg:width="40.01mm" svg:height="17.97mm" draw:z-index="4"><draw:image xlink:href="Pictures/10000201000008B00000041ADA9ABB35DB4DFABE.png" xlink:type="simple" xlink:show="embed" xlink:actuate="onLoad" loext:mime-type="image/png"/></draw:frame><draw:frame draw:style-name="fr1" draw:name="Image29" text:anchor-type="paragraph" svg:x="42.53mm" svg:y="61.91mm" svg:width="40.01mm" svg:height="17.97mm" draw:z-index="28"><draw:image xlink:href="Pictures/10000201000008B00000041ADA9ABB35DB4DFABE.png" xlink:type="simple" xlink:show="embed" xlink:actuate="onLoad" loext:mime-type="image/png"/></draw:frame><draw:frame draw:style-name="fr1" draw:name="Image30" text:anchor-type="paragraph" svg:x="82.51mm" svg:y="61.91mm" svg:width="40.01mm" svg:height="17.97mm" draw:z-index="29"><draw:image xlink:href="Pictures/10000201000008B00000041ADA9ABB35DB4DFABE.png" xlink:type="simple" xlink:show="embed" xlink:actuate="onLoad" loext:mime-type="image/png"/></draw:frame><draw:frame draw:style-name="fr1" draw:name="Image31" text:anchor-type="paragraph" svg:x="122.5mm" svg:y="61.91mm" svg:width="40.01mm" svg:height="17.97mm" draw:z-index="30"><draw:image xlink:href="Pictures/10000201000008B00000041ADA9ABB35DB4DFABE.png" xlink:type="simple" xlink:show="embed" xlink:actuate="onLoad" loext:mime-type="image/png"/></draw:frame><draw:frame draw:style-name="fr1" draw:name="Image32" text:anchor-type="paragraph" svg:x="2.54mm" svg:y="79.87mm" svg:width="40.01mm" svg:height="17.97mm" draw:z-index="31"><draw:image xlink:href="Pictures/10000201000008B00000041ADA9ABB35DB4DFABE.png" xlink:type="simple" xlink:show="embed" xlink:actuate="onLoad" loext:mime-type="image/png"/></draw:frame><draw:frame draw:style-name="fr1" draw:name="Image33" text:anchor-type="paragraph" svg:x="42.53mm" svg:y="79.87mm" svg:width="40.01mm" svg:height="17.97mm" draw:z-index="32"><draw:image xlink:href="Pictures/10000201000008B00000041ADA9ABB35DB4DFABE.png" xlink:type="simple" xlink:show="embed" xlink:actuate="onLoad" loext:mime-type="image/png"/></draw:frame><draw:frame draw:style-name="fr1" draw:name="Image34" text:anchor-type="paragraph" svg:x="92.53mm" svg:y="79.87mm" svg:width="35mm" svg:height="15.84mm" draw:z-index="33"><draw:image xlink:href="Pictures/10000201000008B00000041ADA9ABB35DB4DFABE.png" xlink:type="simple" xlink:show="embed" xlink:actuate="onLoad" loext:mime-type="image/png"/></draw:frame><draw:frame draw:style-name="fr1" draw:name="Image35" text:anchor-type="paragraph" svg:x="127.51mm" svg:y="79.87mm" svg:width="35mm" svg:height="15.84mm" draw:z-index="34"><draw:image xlink:href="Pictures/10000201000008B00000041ADA9ABB35DB4DFA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3:16:50.045791540</meta:creation-date>
    <dc:date>2019-04-08T23:21:28.355008977</dc:date>
    <meta:editing-duration>PT4M39S</meta:editing-duration>
    <meta:editing-cycles>1</meta:editing-cycles>
    <meta:document-statistic meta:table-count="0" meta:image-count="35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